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116cm" fo:min-width="0.389cm"/>
    </style:style>
    <style:style style:name="gr2" style:family="graphic" style:parent-style-name="standard">
      <style:graphic-properties svg:stroke-width="0.053cm" svg:stroke-color="#0066cc" draw:marker-start-width="0.279cm" draw:marker-end-width="0.279cm" draw:fill-color="#ffffff" draw:textarea-horizontal-align="justify" draw:textarea-vertical-align="middle" draw:auto-grow-height="false" fo:min-height="4.957cm" fo:min-width="0.38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8cm" fo:min-width="0.3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8cm" fo:min-width="0.3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53cm" svg:stroke-color="#996600" draw:marker-start-width="0.279cm" draw:marker-end-width="0.279cm" draw:fill-color="#ffffff" draw:textarea-horizontal-align="justify" draw:textarea-vertical-align="middle" draw:auto-grow-height="false" fo:min-height="2.746cm" fo:min-width="0.33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996600" draw:marker-start-width="0.279cm" draw:marker-end-width="0.279cm" draw:fill-color="#ffffff" draw:textarea-horizontal-align="justify" draw:textarea-vertical-align="middle" draw:auto-grow-height="false" fo:min-height="1.476cm" fo:min-width="0.337cm" fo:padding-top="0.151cm" fo:padding-bottom="0.151cm" fo:padding-left="0.276cm" fo:padding-right="0.276cm"/>
    </style:style>
    <style:style style:name="gr10" style:family="graphic" style:parent-style-name="standard">
      <style:graphic-properties draw:fill="none" draw:textarea-vertical-align="middle" draw:auto-grow-height="false" fo:min-height="1.436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text-position="-33% 58%" style:font-name="Times New Roman" fo:font-size="13pt" style:font-size-asian="13pt" style:font-size-complex="13pt"/>
    </style:style>
    <style:style style:name="T4" style:family="text">
      <style:text-properties style:text-position="0% 100%" style:font-name="Times New Roman"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7.366cm" svg:x="4.302cm" svg:y="3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5.207cm" svg:x="6.461cm" svg:y="4.93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06cm" svg:height="1.825cm" svg:x="4.112cm" svg:y="2.578cm">
          <draw:text-box>
            <text:p>X<text:span text:style-name="T1">*,j</text:span></text:p>
          </draw:text-box>
        </draw:frame>
        <draw:custom-shape draw:style-name="gr4" draw:text-style-name="P1" draw:layer="layout" svg:width="0.889cm" svg:height="0.508cm" svg:x="4.302cm" svg:y="6.5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51cm" svg:height="0.864cm" svg:x="4.294cm" svg:y="6.326cm">
          <draw:text-box>
            <text:p><text:span text:style-name="T2">x</text:span><text:span text:style-name="T3">i,j</text:span></text:p>
          </draw:text-box>
        </draw:frame>
        <draw:g>
          <draw:custom-shape draw:style-name="gr1" draw:text-style-name="P1" draw:layer="layout" svg:width="0.889cm" svg:height="7.366cm" svg:x="15.624cm" svg:y="3.6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89cm" svg:height="7.366cm" svg:x="17.148cm" svg:y="3.6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89cm" svg:height="7.366cm" svg:x="18.799cm" svg:y="3.66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0.925cm" svg:height="0.962cm" svg:x="18.726cm" svg:y="2.805cm">
            <draw:text-box>
              <text:p>Y</text:p>
            </draw:text-box>
          </draw:frame>
          <draw:frame draw:style-name="gr5" draw:text-style-name="P2" draw:layer="layout" svg:width="1.108cm" svg:height="1.114cm" svg:x="17.148cm" svg:y="2.778cm">
            <draw:text-box>
              <text:p>f<text:span text:style-name="T1">t-</text:span><text:span text:style-name="T1">1</text:span></text:p>
            </draw:text-box>
          </draw:frame>
          <draw:frame draw:style-name="gr5" draw:text-style-name="P2" draw:layer="layout" svg:width="1.383cm" svg:height="0.962cm" svg:x="15.351cm" svg:y="2.705cm">
            <draw:text-box>
              <text:p>g,h</text:p>
            </draw:text-box>
          </draw:frame>
          <draw:custom-shape draw:style-name="gr6" draw:text-style-name="P1" draw:layer="layout" svg:width="0.889cm" svg:height="0.508cm" svg:x="15.624cm" svg:y="6.5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9cm" svg:height="0.508cm" svg:x="17.148cm" svg:y="6.5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9cm" svg:height="0.508cm" svg:x="18.799cm" svg:y="6.58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0.807cm" svg:height="0.864cm" svg:x="18.799cm" svg:y="6.315cm">
            <draw:text-box>
              <text:p><text:span text:style-name="T2">y</text:span><text:span text:style-name="T3">i</text:span></text:p>
            </draw:text-box>
          </draw:frame>
          <draw:frame draw:style-name="gr5" draw:text-style-name="P3" draw:layer="layout" svg:width="1.263cm" svg:height="0.864cm" svg:x="16.93cm" svg:y="6.415cm">
            <draw:text-box>
              <text:p><text:span text:style-name="T2">f(x</text:span><text:span text:style-name="T3">i</text:span><text:span text:style-name="T4">)</text:span></text:p>
            </draw:text-box>
          </draw:frame>
          <draw:frame draw:style-name="gr5" draw:text-style-name="P3" draw:layer="layout" svg:width="1.316cm" svg:height="0.864cm" svg:x="15.506cm" svg:y="6.415cm">
            <draw:text-box>
              <text:p><text:span text:style-name="T2">g</text:span><text:span text:style-name="T3">i, </text:span><text:span text:style-name="T4">h</text:span><text:span text:style-name="T3">i,</text:span></text:p>
            </draw:text-box>
          </draw:frame>
        </draw:g>
        <draw:frame draw:style-name="gr5" draw:text-style-name="P4" draw:layer="layout" svg:width="2.572cm" svg:height="0.645cm" svg:x="5.507cm" svg:y="4.165cm">
          <draw:text-box>
            <text:p><text:span text:style-name="T5">FeatureIndex</text:span></text:p>
          </draw:text-box>
        </draw:frame>
        <draw:custom-shape draw:style-name="gr6" draw:text-style-name="P1" draw:layer="layout" svg:width="0.889cm" svg:height="0.508cm" svg:x="6.461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508cm" svg:x="7.858cm" svg:y="11.28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76cm" svg:height="0.864cm" svg:x="6.034cm" svg:y="8.618cm">
          <draw:text-box>
            <text:p><text:span text:style-name="T2">&lt;x</text:span><text:span text:style-name="T3">i,j</text:span><text:span text:style-name="T4">,</text:span><text:span text:style-name="T3"> </text:span><text:span text:style-name="T4">i&gt;</text:span></text:p>
          </draw:text-box>
        </draw:frame>
        <draw:line draw:style-name="gr7" draw:text-style-name="P5" draw:layer="layout" svg:x1="5.191cm" svg:y1="6.842cm" svg:x2="6.461cm" svg:y2="9.001cm">
          <text:p/>
        </draw:line>
        <draw:custom-shape draw:style-name="gr8" draw:text-style-name="P1" draw:layer="layout" svg:width="0.889cm" svg:height="3.048cm" svg:x="1.875cm" svg:y="5.06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51cm" svg:height="0.645cm" svg:x="0.881cm" svg:y="4.302cm">
          <draw:text-box>
            <text:p><text:span text:style-name="T5">InstanceSet I</text:span></text:p>
          </draw:text-box>
        </draw:frame>
        <draw:custom-shape draw:style-name="gr4" draw:text-style-name="P1" draw:layer="layout" svg:width="0.889cm" svg:height="0.508cm" svg:x="1.875cm" svg:y="5.8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629cm" svg:height="0.755cm" svg:x="1.975cm" svg:y="5.697cm">
          <draw:text-box>
            <text:p><text:span text:style-name="T2">i</text:span></text:p>
          </draw:text-box>
        </draw:frame>
        <draw:custom-shape draw:style-name="gr9" draw:text-style-name="P1" draw:layer="layout" svg:width="0.889cm" svg:height="1.778cm" svg:x="10.906cm" svg:y="4.9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48cm" svg:height="0.645cm" svg:x="10.271cm" svg:y="4.292cm">
          <draw:text-box>
            <text:p><text:span text:style-name="T5"><text:s/></text:span><text:span text:style-name="T5">GHSum</text:span></text:p>
          </draw:text-box>
        </draw:frame>
        <draw:frame draw:style-name="gr5" draw:text-style-name="P3" draw:layer="layout" svg:width="0.629cm" svg:height="0.755cm" svg:x="0.976cm" svg:y="11.111cm">
          <draw:text-box>
            <text:p><text:span text:style-name="T2">i</text:span></text:p>
          </draw:text-box>
        </draw:frame>
        <draw:custom-shape draw:style-name="gr10" draw:text-style-name="P5" draw:layer="layout" svg:width="0.381cm" svg:height="1.778cm" svg:x="7.604cm" svg:y="5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1.183cm" svg:height="0.645cm" svg:x="8.042cm" svg:y="5.562cm">
          <draw:text-box>
            <text:p><text:span text:style-name="T5"><text:s/></text:span><text:span text:style-name="T5">Left</text:span></text:p>
          </draw:text-box>
        </draw:frame>
        <draw:line draw:style-name="gr7" draw:text-style-name="P5" draw:layer="layout" svg:x1="8.493cm" svg:y1="6.969cm" svg:x2="6.969cm" svg:y2="6.969cm">
          <text:p/>
        </draw:line>
        <draw:frame draw:style-name="gr5" draw:text-style-name="P4" draw:layer="layout" svg:width="1.277cm" svg:height="0.645cm" svg:x="8.199cm" svg:y="6.588cm">
          <draw:text-box>
            <text:p><text:span text:style-name="T5">Split </text:span></text:p>
          </draw:text-box>
        </draw:frame>
        <draw:frame draw:style-name="gr5" draw:text-style-name="P3" draw:layer="layout" svg:width="0.951cm" svg:height="0.864cm" svg:x="6.334cm" svg:y="11.414cm">
          <draw:text-box>
            <text:p><text:span text:style-name="T2">x</text:span><text:span text:style-name="T3">i,j</text:span></text:p>
          </draw:text-box>
        </draw:frame>
        <draw:frame draw:style-name="gr5" draw:text-style-name="P3" draw:layer="layout" svg:width="0.993cm" svg:height="1.477cm" svg:x="10.844cm" svg:y="4.962cm">
          <draw:text-box>
            <text:p><text:span text:style-name="T2">G</text:span><text:span text:style-name="T3">L</text:span></text:p>
            <text:p><text:span text:style-name="T4">H</text:span><text:span text:style-name="T3">L</text:span></text:p>
          </draw:text-box>
        </draw:frame>
        <draw:custom-shape draw:style-name="gr9" draw:text-style-name="P1" draw:layer="layout" svg:width="0.889cm" svg:height="1.778cm" svg:x="10.906cm" svg:y="7.3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32cm" svg:height="1.259cm" svg:x="10.802cm" svg:y="7.27cm">
          <draw:text-box>
            <text:p><text:span text:style-name="T2">G</text:span></text:p>
            <text:p><text:span text:style-name="T4">H</text:span></text:p>
          </draw:text-box>
        </draw:frame>
        <draw:line draw:style-name="gr7" draw:text-style-name="P5" draw:layer="layout" svg:x1="2.651cm" svg:y1="6.08cm" svg:x2="4.302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7:02:06.856173633</meta:creation-date>
    <dc:date>2018-08-21T17:35:26.818091179</dc:date>
    <meta:editing-duration>PT2M35S</meta:editing-duration>
    <meta:editing-cycles>2</meta:editing-cycles>
    <meta:generator>LibreOffice/5.1.6.2$Linux_X86_64 LibreOffice_project/10m0$Build-2</meta:generator>
    <meta:document-statistic meta:object-count="39"/>
  </office:meta>
</office:document-meta>
</file>